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5"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style:font-name="PT Mono" fo:font-size="8pt" officeooo:rsid="02cc9491" style:font-size-asian="8pt" style:font-size-complex="8pt"/>
    </style:style>
    <style:style style:name="T388" style:family="text">
      <style:text-properties style:font-name="PT Mono" fo:font-size="8pt" officeooo:rsid="02ccf1d0" style:font-size-asian="8pt" style:font-size-complex="8pt"/>
    </style:style>
    <style:style style:name="T389" style:family="text">
      <style:text-properties officeooo:rsid="0196f739"/>
    </style:style>
    <style:style style:name="T390" style:family="text">
      <style:text-properties officeooo:rsid="0197b448"/>
    </style:style>
    <style:style style:name="T391" style:family="text">
      <style:text-properties officeooo:rsid="01984360"/>
    </style:style>
    <style:style style:name="T392" style:family="text">
      <style:text-properties officeooo:rsid="0199a26c"/>
    </style:style>
    <style:style style:name="T393" style:family="text">
      <style:text-properties officeooo:rsid="01a115e3"/>
    </style:style>
    <style:style style:name="T394" style:family="text">
      <style:text-properties officeooo:rsid="01a2e96c"/>
    </style:style>
    <style:style style:name="T395" style:family="text">
      <style:text-properties officeooo:rsid="01cfad6a"/>
    </style:style>
    <style:style style:name="T396" style:family="text">
      <style:text-properties officeooo:rsid="01dba3a1"/>
    </style:style>
    <style:style style:name="T397" style:family="text">
      <style:text-properties officeooo:rsid="01e36506"/>
    </style:style>
    <style:style style:name="T398" style:family="text">
      <style:text-properties officeooo:rsid="01e48d0a"/>
    </style:style>
    <style:style style:name="T399" style:family="text">
      <style:text-properties officeooo:rsid="020714ee"/>
    </style:style>
    <style:style style:name="T400" style:family="text">
      <style:text-properties officeooo:rsid="02363a67"/>
    </style:style>
    <style:style style:name="T401" style:family="text">
      <style:text-properties officeooo:rsid="024327ec"/>
    </style:style>
    <style:style style:name="T40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9">moved to the couch and </text:span>read through my life since<text:span text:style-name="T389">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90"> . .I listened to a couple River Whyless songs while texting Maddy, Cait and then Scott, saying, </text:span></text:p>
      <text:p text:style-name="P218"><text:s text:c="2"/><text:span text:style-name="T390">"</text:span>no rush at all on the venmis but just checking it didn't get to the wrong Ross Montsinger... that guy's shady!!<text:span text:style-name="T390">"</text:span></text:p>
      <text:p text:style-name="P218"><text:span text:style-name="T390"><text:s text:c="3"/>Scott said, "</text:span>Oh shnap! <text:s/>Totally spaced! <text:s/>To much stoney wall staring!<text:span text:style-name="T390">" with a laugh-cry face, and then, "</text:span>will do now!<text:span text:style-name="T390">"</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90">Shattering the Hourglass</text:span> while trying to buy the Fillion journal I had been eyeing for weeks, but the purchase inexplicably <text:span text:style-name="T391">failed t</text:span>o <text:span text:style-name="T393">go</text:span> through. I took it as a sign and noticed it was slightly too small anyway, so I looked around for an alternative, possibly locally, until<text:span text:style-name="T391">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3">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9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3">for her,</text:span> a GF medium no-onion <text:span text:style-name="T394">w/ hop water</text:span>.</text:p>
      <text:p text:style-name="P220"><text:s text:c="3"/>I made it back to the park at six on the nose, but the power had not <text:span text:style-name="T394">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2">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9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9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6">plays drums on</text:span> the track a year <text:span text:style-name="T395">earlier </text:span><text:span text:style-name="T39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7">The Ross docket includes Wordle, Aldi, Izzy’s, journal edits, bath, shave, </text:span><text:span text:style-name="T398">make journal, clean kitchen, </text:span><text:span text:style-name="T39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9">H</text:span><text:span text:style-name="T224">: My mom is buzzing because she had so much fun with you guys</text:span></text:p>
      <text:p text:style-name="P157"><text:span text:style-name="T399">M</text:span><text:span text:style-name="T224">: I love her!</text:span></text:p>
      <text:p text:style-name="P156"><text:span text:style-name="T399">H</text:span><text:span text:style-name="T224">: She's pretty great imo</text:span></text:p>
      <text:p text:style-name="P156"><text:span text:style-name="T399">R</text:span><text:span text:style-name="T224">: Fun squad, lfg, I'm buzzin too</text:span></text:p>
      <text:p text:style-name="P271"><text:tab/>And it ain't the decaf</text:p>
      <text:p text:style-name="P156"><text:span text:style-name="T399">M</text:span><text:span text:style-name="T224">: I heard we're going bowling next?</text:span></text:p>
      <text:p text:style-name="P156"><text:span text:style-name="T399">R</text:span><text:span text:style-name="T224">: I look ready bc I am</text:span></text:p>
      <text:p text:style-name="P156"><text:span text:style-name="T399">H</text:span><text:span text:style-name="T224">: The decaf was pretty great but I'm just so happy <text:tab/>to hang out with y'all!</text:span></text:p>
      <text:p text:style-name="P158">M<text:span text:style-name="T125">: Yeeeeeee</text:span></text:p>
      <text:p text:style-name="P156"><text:span text:style-name="T39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2">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1">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70">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6">V</text:span><text:span text:style-name="T375">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5"/></text:p>
      <text:p text:style-name="P489"><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489"><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489"><text:span text:style-name="T375"><text:s text:c="3"/>I deleted a few first messages to Hannah. I didn’t want to seem </text:span><text:span text:style-name="T374">too</text:span><text:span text:style-name="T375"> eager to message her. I eventually said, “I'm alive and enriched! How's Germany??”</text:span></text:p>
      <text:p text:style-name="P489"><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489"><text:span text:style-name="T375"/></text:p>
      <text:p text:style-name="P326">. . .</text:p>
      <text:p text:style-name="P489"><text:span text:style-name="T375"/></text:p>
      <text:p text:style-name="P490"><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490"><text:span text:style-name="T375"/></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1"><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9">V</text:span><text:span text:style-name="T375">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80">V</text:span><text:span text:style-name="T375">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81">V</text:span><text:span text:style-name="T375">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82">V</text:span><text:span text:style-name="T375">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3">V</text:span><text:span text:style-name="T375">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4">V</text:span><text:span text:style-name="T375">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5">I</text:span><text:span text:style-name="T375">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5">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2"><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2"><text:span text:style-name="T367"><text:s text:c="3"/>“See you I don’t know when,” she said.</text:span></text:p>
      <text:p text:style-name="P503"><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3"><text:span text:style-name="T368"/></text:p>
      <text:p text:style-name="P504"><text:span text:style-name="T386">I</text:span><text:span text:style-name="T375">X.III</text:span></text:p>
      <text:p text:style-name="P504"><text:span text:style-name="T272"/></text:p>
      <text:p text:style-name="P504"><text:span text:style-name="T272">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span></text:p>
      <text:p text:style-name="P504"><text:span text:style-name="T272"/></text:p>
      <text:p text:style-name="P504"><text:span text:style-name="T375"/></text:p>
      <text:p text:style-name="P504"><text:span text:style-name="T375"/></text:p>
      <text:p text:style-name="P505"><text:soft-page-break/><text:span text:style-name="T375">IX.IV</text:span></text:p>
      <text:p text:style-name="P506"><text:span text:style-name="T375"/></text:p>
      <text:p text:style-name="P506"><text:span text:style-name="T37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span></text:p>
      <text:p text:style-name="P506"><text:span text:style-name="T37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span></text:p>
      <text:p text:style-name="P506"><text:span text:style-name="T375"><text:s text:c="3"/>I bought grapes, bananas, gave Jackie a hug, walked to Izzy’s, ordered a latte, went to Brew Pump, bought hop water, walked home, put away my groceries, sat at the computer, wrote, 2:45. . .</text:span><text:span text:style-name="T387">I played some Tokup, made tentative plans to get ice cream with Hannah, took a bath, made two sandwiches, respec</text:span><text:span text:style-name="T388">ced to</text:span><text:span text:style-name="T387"> deep prot, killed a few things, cooked a few things, 5:43.</text:span></text:p>
      <text:p text:style-name="P506"><text:span text:style-name="T387">. . .</text:span><text:span text:style-name="T388">I grinded, decided to go for a blend of prot/arms, bought a new mace/shield, enchanted, killed some things on the Shimmering Flats, 8: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4T20:20:38.903043386</dc:date>
    <meta:editing-duration>P45DT10H20M46S</meta:editing-duration>
    <meta:editing-cycles>594</meta:editing-cycles>
    <meta:generator>LibreOffice/24.2.5.2$MacOSX_X86_64 LibreOffice_project/bffef4ea93e59bebbeaf7f431bb02b1a39ee8a59</meta:generator>
    <meta:print-date>2024-09-01T16:27:59.089438854</meta:print-date>
    <meta:document-statistic meta:table-count="0" meta:image-count="0" meta:object-count="0" meta:page-count="135" meta:paragraph-count="1112" meta:word-count="41553" meta:character-count="218554" meta:non-whitespace-character-count="176583"/>
  </office:meta>
</office:document-meta>
</file>